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5" table:default-cell-style-name="ce46"/>
        <table:table-column table:style-name="co19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number-columns-repeated="2" table:default-cell-style-name="ce46"/>
        <table:table-column table:style-name="co21" table:default-cell-style-name="ce46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2</text:p>
          </table:table-cell>
          <table:table-cell table:style-name="ce49" table:number-columns-repeated="3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9" table:number-columns-repeated="2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9"/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table:number-columns-repeated="2"/>
          <table:table-cell table:style-name="ce42" office:value-type="string">
            <text:p>0.3.14</text:p>
          </table:table-cell>
          <table:table-cell table:style-name="ce51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1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9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2"/>
          <table:table-cell table:style-name="ce43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1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45</text:p>
          </table:table-cell>
          <table:table-cell table:style-name="ce44"/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9"/>
          <table:table-cell table:style-name="ce42" office:value-type="string">
            <text:p>0.12.7</text:p>
          </table:table-cell>
          <table:table-cell table:style-name="ce49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43" office:value-type="string">
            <office:annotation draw:style-name="gr1" draw:text-style-name="P1" svg:width="2.899cm" svg:height="0.991cm" svg:x="28.306cm" svg:y="10.434cm" draw:caption-point-x="-0.576cm" draw:caption-point-y="1.638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6</text:p>
          </table:table-cell>
          <table:table-cell table:style-name="ce49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9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3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0">10/10/2024</text:date>, <text:time>07:3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6M14S</meta:editing-duration>
    <meta:editing-cycles>1247</meta:editing-cycles>
    <meta:generator>OpenOffice/4.1.15$Win32 OpenOffice.org_project/4115m2$Build-9813</meta:generator>
    <dc:date>2024-10-10T07:37:54.0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